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35C0A08509D187537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Blue_20_Crossed_20_45_20_Degrees" draw:fill-hatch-solid="tru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hatch" draw:fill-hatch-name="Blue_20_Crossed_20_45_20_Degrees" draw:fill-hatch-solid="tru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cm" svg:height="22.24cm" svg:x="0cm" svg:y="-0.02cm">
          <draw:image xlink:href="Pictures/10000000000004880000035C0A08509D18753732.png" xlink:type="simple" xlink:show="embed" xlink:actuate="onLoad">
            <text:p/>
          </draw:image>
        </draw:frame>
        <draw:rect draw:style-name="gr2" draw:text-style-name="P2" draw:layer="layout" svg:width="29.1cm" svg:height="2.9cm" svg:x="0.5cm" svg:y="16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40:38.53</meta:creation-date>
    <dc:date>2016-09-06T14:18:06.881667082</dc:date>
    <meta:editing-duration>PT15M26S</meta:editing-duration>
    <meta:editing-cycles>4</meta:editing-cycles>
    <meta:generator>LibreOffice/5.1.4.2$Linux_X86_64 LibreOffice_project/10m0$Build-2</meta:generator>
    <meta:document-statistic meta:object-count="2"/>
  </office:meta>
</office:document-meta>
</file>